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weight="bold" style:font-weight-asian="bold" style:font-weight-complex="bold" fo:font-size="14pt" style:font-size-asian="14pt" style:font-size-complex="14pt" style:language-asian="pl" style:country-asian="PL"/>
    </style:style>
    <style:style style:name="P2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3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4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5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6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7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8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9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10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11" style:parent-style-name="Normalny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font-size="15pt" style:font-size-asian="15pt" style:font-size-complex="15pt" style:language-asian="pl" style:country-asian="PL"/>
    </style:style>
    <style:style style:name="P12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P13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P14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P15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16" style:parent-style-name="Normalny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17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18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19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0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1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2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3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4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P25" style:parent-style-name="Normalny" style:family="paragraph">
      <style:paragraph-properties fo:text-align="center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pl" style:country-asian="PL"/>
    </style:style>
    <style:style style:name="TableColumn27" style:family="table-column">
      <style:table-column-properties style:column-width="4.6312in"/>
    </style:style>
    <style:style style:name="TableColumn28" style:family="table-column">
      <style:table-column-properties style:column-width="4.6472in"/>
    </style:style>
    <style:style style:name="Table26" style:family="table">
      <style:table-properties style:width="9.2784in" fo:margin-left="0.25in" table:align="left"/>
    </style:style>
    <style:style style:name="TableRow29" style:family="table-row">
      <style:table-row-properties style:min-row-height="0.4118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4472C4" fo:font-size="12pt" style:font-size-asian="12pt" style:font-size-complex="12pt" style:language-asian="pl" style:country-asian="PL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4472C4" fo:font-size="12pt" style:font-size-asian="12pt" style:font-size-complex="12pt" style:language-asian="pl" style:country-asian="PL"/>
    </style:style>
    <style:style style:name="TableRow34" style:family="table-row">
      <style:table-row-properties style:min-row-height="1.186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top="0.0694in" fo:margin-bottom="0.0694in" fo:line-height="100%"/>
    </style:style>
    <style:style style:name="T37" style:parent-style-name="Domyślnaczcionkaakapitu" style:family="text">
      <style:text-properties style:font-name="Segoe UI" style:font-name-asian="Times New Roman" style:font-name-complex="Segoe UI" fo:font-size="12pt" style:font-size-asian="12pt" style:font-size-complex="12pt" fo:background-color="#FFFFFF" style:language-asian="pl" style:country-asian="PL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  <style:text-properties style:font-name="Segoe UI" style:font-name-asian="Times New Roman" style:font-name-complex="Segoe UI" fo:font-size="12pt" style:font-size-asian="12pt" style:font-size-complex="12pt" fo:background-color="#FFFFFF" style:language-asian="pl" style:country-asian="PL"/>
    </style:style>
    <style:style style:name="TableRow40" style:family="table-row">
      <style:table-row-properties style:min-row-height="1.2034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P45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P46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Row47" style:family="table-row">
      <style:table-row-properties style:min-row-height="0.8236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Row52" style:family="table-row">
      <style:table-row-properties style:min-row-height="0.8236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2pt" style:font-size-asian="12pt" style:font-size-complex="12pt" style:language-asian="pl" style:country-asian="PL"/>
    </style:style>
    <style:style style:name="TableRow57" style:family="table-row">
      <style:table-row-properties style:min-row-height="1.2354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top="0.0694in" fo:margin-bottom="0.0694in" fo:line-height="100%"/>
    </style:style>
    <style:style style:name="T60" style:parent-style-name="Domyślnaczcionkaakapitu" style:family="text">
      <style:text-properties style:font-name="Segoe UI" style:font-name-asian="Times New Roman" style:font-name-complex="Segoe UI" fo:font-size="12pt" style:font-size-asian="12pt" style:font-size-complex="12pt" fo:background-color="#FFFFFF" style:language-asian="pl" style:country-asian="PL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top="0.0694in" fo:margin-bottom="0.0694in" fo:line-height="100%"/>
      <style:text-properties style:font-name="Segoe UI" style:font-name-complex="Segoe UI" fo:font-size="12pt" style:font-size-asian="12pt" style:font-size-complex="12pt"/>
    </style:style>
    <style:style style:name="P63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4pt" style:font-size-asian="14pt" style:font-size-complex="14pt" style:language-asian="pl" style:country-asian="PL"/>
    </style:style>
    <style:style style:name="P64" style:parent-style-name="Normalny" style:family="paragraph">
      <style:paragraph-properties fo:text-align="center" fo:margin-bottom="0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C00000" fo:font-size="14pt" style:font-size-asian="14pt" style:font-size-complex="14pt" style:language-asian="pl" style:country-asian="PL"/>
    </style:style>
    <style:style style:name="P65" style:parent-style-name="Normalny" style:family="paragraph">
      <style:paragraph-properties fo:text-align="center" fo:margin-bottom="0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C00000" fo:font-size="13pt" style:font-size-asian="13pt" style:font-size-complex="13pt" style:language-asian="pl" style:country-asian="PL"/>
    </style:style>
    <style:style style:name="P66" style:parent-style-name="Normalny" style:family="paragraph">
      <style:paragraph-properties fo:margin-bottom="0in" fo:line-height="100%" fo:background-color="#FFFFFF"/>
      <style:text-properties style:font-name="Segoe UI" style:font-name-asian="Times New Roman" style:font-name-complex="Segoe UI" fo:font-size="13pt" style:font-size-asian="13pt" style:font-size-complex="13pt" style:language-asian="pl" style:country-asian="PL"/>
    </style:style>
    <style:style style:name="P67" style:parent-style-name="Normalny" style:family="paragraph">
      <style:paragraph-properties fo:margin-bottom="0in" fo:line-height="100%" fo:background-color="#FFFFFF"/>
    </style:style>
    <style:style style:name="T68" style:parent-style-name="Domyślnaczcionkaakapitu" style:family="text">
      <style:text-properties style:font-name="Helvetica" style:font-name-asian="Times New Roman" style:font-name-complex="Helvetica" fo:font-weight="bold" style:font-weight-asian="bold" style:font-weight-complex="bold" fo:color="#333333" fo:font-size="13pt" style:font-size-asian="13pt" style:font-size-complex="13pt" style:language-asian="pl" style:country-asian="PL"/>
    </style:style>
    <style:style style:name="P69" style:parent-style-name="Normalny" style:list-style-name="LFO1" style:family="paragraph">
      <style:paragraph-properties fo:margin-top="0.0694in" fo:margin-bottom="0.0694in" fo:line-height="100%" fo:background-color="#FFFFFF"/>
    </style:style>
    <style:style style:name="T70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T71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2" style:parent-style-name="Normalny" style:list-style-name="LFO1" style:family="paragraph">
      <style:paragraph-properties fo:margin-top="0.0694in" fo:margin-bottom="0.0694in" fo:line-height="100%" fo:background-color="#FFFFFF"/>
    </style:style>
    <style:style style:name="T73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4" style:parent-style-name="Normalny" style:list-style-name="LFO1" style:family="paragraph">
      <style:paragraph-properties fo:margin-top="0.0694in" fo:margin-bottom="0.0694in" fo:line-height="100%" fo:background-color="#FFFFFF"/>
    </style:style>
    <style:style style:name="T75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6" style:parent-style-name="Normalny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7" style:parent-style-name="Normalny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8" style:parent-style-name="Normalny" style:family="paragraph">
      <style:paragraph-properties fo:margin-bottom="0in" fo:line-height="100%" fo:background-color="#FFFFFF"/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79" style:parent-style-name="Normalny" style:family="paragraph">
      <style:paragraph-properties fo:margin-bottom="0in" fo:line-height="100%" fo:background-color="#FFFFFF"/>
    </style:style>
    <style:style style:name="T80" style:parent-style-name="Domyślnaczcionkaakapitu" style:family="text">
      <style:text-properties style:font-name="Helvetica" style:font-name-asian="Times New Roman" style:font-name-complex="Helvetica" fo:font-weight="bold" style:font-weight-asian="bold" style:font-weight-complex="bold" fo:color="#333333" fo:font-size="13pt" style:font-size-asian="13pt" style:font-size-complex="13pt" style:language-asian="pl" style:country-asian="PL"/>
    </style:style>
    <style:style style:name="P81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82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83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84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85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86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87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88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89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90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T91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92" style:parent-style-name="Normalny" style:list-style-name="LFO2" style:family="paragraph">
      <style:paragraph-properties fo:margin-top="0.0694in" fo:margin-bottom="0.0694in" fo:line-height="100%" fo:background-color="#FFFFFF"/>
    </style:style>
    <style:style style:name="T93" style:parent-style-name="Domyślnaczcionkaakapitu" style:family="text">
      <style:text-properties style:font-name="Helvetica" style:font-name-asian="Times New Roman" style:font-name-complex="Helvetica" fo:color="#333333" fo:font-size="13pt" style:font-size-asian="13pt" style:font-size-complex="13pt" style:language-asian="pl" style:country-asian="PL"/>
    </style:style>
    <style:style style:name="P94" style:parent-style-name="Normalny" style:family="paragraph">
      <style:text-properties fo:font-size="13pt" style:font-size-asian="13pt" style:font-size-complex="13pt"/>
    </style:style>
    <style:style style:name="T95" style:parent-style-name="Domyślnaczcionkaakapitu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Wymagania funkcjonalne</text:p>
      <text:p text:style-name="P2">-Nasza strona oferuje użytkownikom dostęp do statystyk z gier w postaci wykresów.</text:p>
      <text:p text:style-name="P3">-Umożliwia analizę statystyk pobieranych z platform takich jak Steam, Riot oraz porównywanie ich ze znajomymi i obcymi<text:s/>osobami.</text:p>
      <text:p text:style-name="P4">-Użytkownicy naszej strony będą na bieżąco ze wszystkimi wiadomościami ze świata gier udostępnionymi przez użytkowników bądź pobranymi z serwisu YouTube.</text:p>
      <text:p text:style-name="P5">-Użytkownik ma możliwość dodawania recenzji.</text:p>
      <text:p text:style-name="P6">-Użytkownik ma możliwość komentowania recenzji innych.</text:p>
      <text:p text:style-name="P7"><text:s text:c="4"/>-System umożliwia,<text:s/>na podstawie postępów i osiągnięć w grach,<text:s/>tworzyć ranking.</text:p>
      <text:p text:style-name="P8"><text:s text:c="4"/>-Strona umożliwia podgląd rankingu graczy z najlepszymi osiągnięciami w wybranej przez użytkownika<text:s/>grze.</text:p>
      <text:p text:style-name="P9">-Strona umożliwia sprawdzenie dostępności gry na wybranej przez użytkownika platformie.</text:p>
      <text:p text:style-name="P10">-Strona umożliwia udostępnianie filmów związanych z grami zamieszczonych na platformie YouTube.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Nasz system realizuje swoje funkcje wedle niżej przedstawionych ograniczeń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Właściwość</text:p>
          </table:table-cell>
          <table:table-cell table:style-name="TableCell32">
            <text:p text:style-name="P33">Miara</text:p>
          </table:table-cell>
        </table:table-row>
        <table:table-row table:style-name="TableRow34">
          <table:table-cell table:style-name="TableCell35">
            <text:p text:style-name="P36"><text:span text:style-name="T37">Wydajność </text:span></text:p>
          </table:table-cell>
          <table:table-cell table:style-name="TableCell38">
            <text:p text:style-name="P39">Zużycie procesora podczas używania aplikacji (od 5% do 10% wg. procesora z listy wymagań systemowych), pamięci RAM (średnio 38MB).</text:p>
          </table:table-cell>
        </table:table-row>
        <table:table-row table:style-name="TableRow40">
          <table:table-cell table:style-name="TableCell41">
            <text:p text:style-name="P42">Kompatybilność</text:p>
          </table:table-cell>
          <table:table-cell table:style-name="TableCell43">
            <text:p text:style-name="P44">Współpraca z innymi aplikacjami i systemami operacyjnymi.</text:p>
            <text:p text:style-name="P45">*Aplikacje: Steam, Riot, G2A</text:p>
            <text:p text:style-name="P46">*Systemy operacyjne: Windows 7, Windows 8, Windows 10.</text:p>
          </table:table-cell>
        </table:table-row>
        <table:table-row table:style-name="TableRow47">
          <table:table-cell table:style-name="TableCell48">
            <text:p text:style-name="P49">Bezpieczeństwo</text:p>
          </table:table-cell>
          <table:table-cell table:style-name="TableCell50">
            <text:p text:style-name="P51">Wymaganie ustawiania silnych haseł przy rejestracji użytkowników. Algorytm haszowania haseł, protokół TLS do zabezpieczenia połączeń, <text:s/>zabezpieczenie bazy danych przed SQL Injection oraz HTTPS.</text:p>
          </table:table-cell>
        </table:table-row>
        <text:soft-page-break/>
        <table:table-row table:style-name="TableRow52">
          <table:table-cell table:style-name="TableCell53">
            <text:p text:style-name="P54">Dostępność</text:p>
          </table:table-cell>
          <table:table-cell table:style-name="TableCell55">
            <text:p text:style-name="P56">Dostęp do aplikacji z poziomu różnych systemów<text:s/>operacyjnych.</text:p>
          </table:table-cell>
        </table:table-row>
        <table:table-row table:style-name="TableRow57">
          <table:table-cell table:style-name="TableCell58">
            <text:p text:style-name="P59"><text:span text:style-name="T60">Niezawodność</text:span></text:p>
          </table:table-cell>
          <table:table-cell table:style-name="TableCell61">
            <text:p text:style-name="P62">Po wystąpieniu awarii aplikacja uruchamia się ponownie w ciągu kilku sekund, a zapisane przez użytkownika dane zostają odtworzone.</text:p>
          </table:table-cell>
        </table:table-row>
      </table:table>
      <text:p text:style-name="P63"/>
      <text:p text:style-name="P64">Wymagania sprzętowe</text:p>
      <text:p text:style-name="P65"/>
      <text:p text:style-name="P66"/>
      <text:p text:style-name="P67"><text:span text:style-name="T68">Serwer: </text:span></text:p>
      <text:list text:style-name="LFO1" text:continue-numbering="true">
        <text:list-item>
          <text:p text:style-name="P69"><text:span text:style-name="T70">procesor o częstotliwości taktowania 2 GHz lub<text:s/></text:span><text:span text:style-name="T71">większej, minimum 2 rdzenie</text:span></text:p>
        </text:list-item>
        <text:list-item>
          <text:p text:style-name="P72"><text:span text:style-name="T73">przestrzeń dyskowa 250 GB (baza danych + system),</text:span></text:p>
        </text:list-item>
        <text:list-item>
          <text:p text:style-name="P74"><text:span text:style-name="T75">pamięć RAM co najmniej 4 GB</text:span></text:p>
        </text:list-item>
      </text:list>
      <text:p text:style-name="P76">Serwer powinien posiadać dużą przestrzeń dyskową, ponieważ będzie przechowywał wiele licznych informacji, filmów i plików. Musi być w stanie obsłużyć<text:s/>wielu klientów na raz, tak aby nie narażać ich na żadne przerwania i utrudnienia w korzystaniu z naszego oprogramowania.</text:p>
      <text:p text:style-name="P77"/>
      <text:p text:style-name="P78"/>
      <text:p text:style-name="P79"><text:span text:style-name="T80">Klient:</text:span></text:p>
      <text:list text:style-name="LFO2" text:continue-numbering="true">
        <text:list-item>
          <text:p text:style-name="P81"><text:span text:style-name="T82">klawiatura,</text:span></text:p>
        </text:list-item>
        <text:list-item>
          <text:p text:style-name="P83"><text:span text:style-name="T84">mysz,</text:span></text:p>
        </text:list-item>
        <text:list-item>
          <text:p text:style-name="P85"><text:span text:style-name="T86">procesor o częstotliwości 1,4 GH lub większej, minimum 1 rdzeń</text:span></text:p>
        </text:list-item>
        <text:list-item>
          <text:p text:style-name="P87"><text:span text:style-name="T88">pamięć RAM 4 GB,</text:span></text:p>
        </text:list-item>
        <text:list-item>
          <text:p text:style-name="P89"><text:span text:style-name="T90">monitor LCD<text:s/></text:span><text:span text:style-name="T91">panoramiczny, o przekątnej co najmniej 21 cali,</text:span></text:p>
        </text:list-item>
        <text:list-item>
          <text:p text:style-name="P92"><text:span text:style-name="T93">przestrzeń dyskowa minimum 20 GB </text:span></text:p>
        </text:list-item>
      </text:list>
      <text:p text:style-name="P94">W przypadku klienta nie jest konieczne, aby posiadał on takie parametry jak serwer. Większy monitor, pozwoli użytkownikowi na czerpanie jak największej satysfakcji z naszej strony oraz pokazywanie jak największej liczby informacji.</text:p>
      <text:p text:style-name="Normalny"><text:span text:style-name="T95">Klawiatura i mysz, ewentualnie touchpad w laptopie, będą służyły do poruszania się po stronie i umożliwią precyzyjne i konkretne wyszukiwanie danyc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ina Kudlińska</meta:initial-creator>
    <dc:creator>Jakub Kosmalski</dc:creator>
    <meta:creation-date>2020-11-25T14:10:00Z</meta:creation-date>
    <dc:date>2020-12-02T13:16:00Z</dc:date>
    <meta:template xlink:href="Normal" xlink:type="simple"/>
    <meta:editing-cycles>4</meta:editing-cycles>
    <meta:editing-duration>PT780S</meta:editing-duration>
    <meta:document-statistic meta:page-count="4" meta:paragraph-count="5" meta:word-count="391" meta:character-count="2734" meta:row-count="19" meta:non-whitespace-character-count="2348"/>
  </office:meta>
</office:document-meta>
</file>